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e03c" officeooo:paragraph-rsid="001be03c"/>
    </style:style>
    <style:style style:name="P2" style:family="paragraph" style:parent-style-name="Standard">
      <style:text-properties fo:font-weight="bold" officeooo:rsid="001e2f67" officeooo:paragraph-rsid="001e2f67" style:font-weight-asian="bold" style:font-weight-complex="bold"/>
    </style:style>
    <style:style style:name="P3" style:family="paragraph" style:parent-style-name="Standard">
      <style:text-properties fo:font-weight="bold" officeooo:rsid="001e486f" officeooo:paragraph-rsid="001e486f" style:font-weight-asian="bold" style:font-weight-complex="bold"/>
    </style:style>
    <style:style style:name="P4" style:family="paragraph" style:parent-style-name="Standard">
      <style:text-properties fo:font-weight="bold" officeooo:rsid="001be03c" officeooo:paragraph-rsid="001be03c" style:font-weight-asian="bold" style:font-weight-complex="bold"/>
    </style:style>
    <style:style style:name="P5" style:family="paragraph" style:parent-style-name="Standard">
      <style:text-properties style:text-underline-style="none" fo:font-weight="normal" officeooo:rsid="001be03c" officeooo:paragraph-rsid="001be03c" style:font-weight-asian="normal" style:font-weight-complex="normal"/>
    </style:style>
    <style:style style:name="P6" style:family="paragraph" style:parent-style-name="Standard">
      <style:text-properties style:text-underline-style="none" fo:font-weight="normal" officeooo:rsid="001c6b7f" officeooo:paragraph-rsid="001c6b7f" style:font-weight-asian="normal" style:font-weight-complex="normal"/>
    </style:style>
    <style:style style:name="P7" style:family="paragraph" style:parent-style-name="Standard">
      <style:text-properties style:text-underline-style="none" fo:font-weight="normal" officeooo:rsid="001e2f67" officeooo:paragraph-rsid="001e2f67" style:font-weight-asian="normal" style:font-weight-complex="normal"/>
    </style:style>
    <style:style style:name="P8" style:family="paragraph" style:parent-style-name="Standard">
      <style:text-properties style:text-underline-style="none" fo:font-weight="normal" officeooo:rsid="001e486f" officeooo:paragraph-rsid="001e2f67" style:font-weight-asian="normal" style:font-weight-complex="normal"/>
    </style:style>
    <style:style style:name="P9" style:family="paragraph" style:parent-style-name="Standard">
      <style:text-properties style:text-underline-style="none" fo:font-weight="normal" officeooo:rsid="001e486f" officeooo:paragraph-rsid="001e486f" style:font-weight-asian="normal" style:font-weight-complex="normal"/>
    </style:style>
    <style:style style:name="P10" style:family="paragraph" style:parent-style-name="Standard">
      <style:text-properties style:text-underline-style="none" fo:font-weight="normal" officeooo:rsid="001fd89b" officeooo:paragraph-rsid="001fd89b" style:font-weight-asian="normal" style:font-weight-complex="normal"/>
    </style:style>
    <style:style style:name="P11" style:family="paragraph" style:parent-style-name="Standard">
      <style:text-properties style:text-underline-style="none" fo:font-weight="normal" officeooo:rsid="0028574d" officeooo:paragraph-rsid="0028574d" style:font-weight-asian="normal" style:font-weight-complex="normal"/>
    </style:style>
    <style:style style:name="P12" style:family="paragraph" style:parent-style-name="Standard">
      <style:text-properties style:text-underline-style="none" fo:font-weight="normal" officeooo:rsid="0029870a" officeooo:paragraph-rsid="0029870a" style:font-weight-asian="normal" style:font-weight-complex="normal"/>
    </style:style>
    <style:style style:name="P13" style:family="paragraph" style:parent-style-name="Standard">
      <style:text-properties style:text-underline-style="none" fo:font-weight="normal" officeooo:rsid="0029f4f0" officeooo:paragraph-rsid="0029f4f0" style:font-weight-asian="normal" style:font-weight-complex="normal"/>
    </style:style>
    <style:style style:name="P14" style:family="paragraph" style:parent-style-name="Standard">
      <style:text-properties style:text-underline-style="none" fo:font-weight="bold" officeooo:rsid="001e2f67" officeooo:paragraph-rsid="001e2f67" style:font-weight-asian="bold" style:font-weight-complex="bold"/>
    </style:style>
    <style:style style:name="P15" style:family="paragraph" style:parent-style-name="Standard">
      <style:text-properties style:text-underline-style="none" fo:font-weight="bold" officeooo:rsid="001e486f" officeooo:paragraph-rsid="001e486f" style:font-weight-asian="bold" style:font-weight-complex="bold"/>
    </style:style>
    <style:style style:name="P16" style:family="paragraph" style:parent-style-name="Standard">
      <style:text-properties style:text-underline-style="none" fo:font-weight="bold" officeooo:rsid="0029870a" officeooo:paragraph-rsid="0029870a" style:font-weight-asian="bold" style:font-weight-complex="bold"/>
    </style:style>
    <style:style style:name="P17" style:family="paragraph" style:parent-style-name="Standard">
      <style:text-properties style:text-underline-style="none" fo:font-weight="bold" officeooo:rsid="0029f4f0" officeooo:paragraph-rsid="0029f4f0"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10be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2f67" style:font-weight-asian="normal" style:font-weight-complex="normal"/>
    </style:style>
    <style:style style:name="T5" style:family="text">
      <style:text-properties style:text-underline-style="none"/>
    </style:style>
    <style:style style:name="T6" style:family="text">
      <style:text-properties style:text-underline-style="none" officeooo:rsid="001e486f"/>
    </style:style>
    <style:style style:name="T7" style:family="text">
      <style:text-properties style:text-underline-style="none" officeooo:rsid="001fd89b"/>
    </style:style>
    <style:style style:name="T8" style:family="text">
      <style:text-properties officeooo:rsid="0028574d"/>
    </style:style>
    <style:style style:name="T9" style:family="text">
      <style:text-properties officeooo:rsid="002a9e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dea de Proyecto: Aplicacion para organizar tu entreno semanal </text:span><text:span text:style-name="T2">(WorkTime)</text:span><text:span text:style-name="T1">. </text:span><text:span text:style-name="T3">Se trata de una aplicación de organización semanal de entreno. En vez de tener un pdf con el entreno en un lado, el horario en otro, imagenes del entreno en la galeria, tener un sitio donde este todo. Un organizador donde nada mas entrar, despues de haber configurado tu perfil inicial, al entrar tienes el dia de hoy y lo que toca hacer. Por otro lado tendra una opcion para añadir una foto del entreno para ver que si se ha echo. Una serie de objetivos semanales para motivar al usuario. </text:span><text:span text:style-name="T4">Opcion como red social en la que puedes compartir tus rutinas.</text:span></text:p>
      <text:p text:style-name="P5"/>
      <text:p text:style-name="P6">ACTIVITIES:</text:p>
      <text:p text:style-name="P14">1º <text:span text:style-name="T8">Inicio de sesion</text:span></text:p>
      <text:p text:style-name="P11">Boton de registrarse, te desviá a otra pestaña similar para crear un nuevo usuario. Una vez que lo creas inicia directamente a la actividad de la pantalla principal.</text:p>
      <text:p text:style-name="P11">El inicio de sesion, meterás las datos del usuario y entraras a la actividad pantalla principal.</text:p>
      <text:p text:style-name="P11">La opcion de “¿Has olvidado tu contraseña?” llevara a otra actividad para restaurar la contraseña manteniendo el usuario.</text:p>
      <text:p text:style-name="P7"/>
      <text:p text:style-name="P16">2º Registro de usuarios</text:p>
      <text:p text:style-name="P12">Datos de requisito obliagatorio, Nombre de usuario, correo electronico, contraseña y confirmar contraselña. Opcionales, <text:span text:style-name="T9">Nombre, Apellidos</text:span>, edad altura, peso, fecha de nacimiento, …</text:p>
      <text:p text:style-name="P12"/>
      <text:p text:style-name="P17">3º Recuperacion de contraseña</text:p>
      <text:p text:style-name="P13">Datos, correo electronico, nueva contraseña y confirmar contraseña. Se mandaria un correo en el que habria que entrar para aceptar el cambio y hacerlo efectivo.</text:p>
      <text:p text:style-name="P7"/>
      <text:p text:style-name="P2"><text:span text:style-name="T6">2º</text:span><text:span text:style-name="T5">Al iniciar la aplicación se tendra que registrar el usuario, </text:span><text:span text:style-name="T6">en la que tiene que poner nombre de usuario (comprobar si ya existe ¿?), correo electronico, contraseña, edad, peso inicial, altura.</text:span></text:p>
      <text:p text:style-name="P8"/>
      <text:p text:style-name="P8"/>
      <text:p text:style-name="P15">3º La pantalla de inicio</text:p>
      <text:p text:style-name="P9"/>
      <text:p text:style-name="P9"/>
      <text:p text:style-name="P3"><text:span text:style-name="T5">4º Pantalla de opci</text:span><text:span text:style-name="T7">o</text:span><text:span text:style-name="T5">nes</text:span></text:p>
      <text:p text:style-name="P9"/>
      <text:p text:style-name="P9"/>
      <text:p text:style-name="P15">5º Pantalla de organizador de rutina.</text:p>
      <text:p text:style-name="P10"/>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3T13:51:36.744000000</meta:creation-date>
    <dc:date>2022-10-10T14:02:55.800000000</dc:date>
    <meta:editing-duration>PT1H34M10S</meta:editing-duration>
    <meta:editing-cycles>16</meta:editing-cycles>
    <meta:generator>LibreOffice/7.3.2.2$Windows_X86_64 LibreOffice_project/49f2b1bff42cfccbd8f788c8dc32c1c309559be0</meta:generator>
    <meta:document-statistic meta:table-count="0" meta:image-count="0" meta:object-count="0" meta:page-count="1" meta:paragraph-count="14" meta:word-count="281" meta:character-count="1710" meta:non-whitespace-character-count="1443"/>
  </office:meta>
</office:document-meta>
</file>